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fo:font-size="12.5pt" style:font-size-asian="12.5pt" style:font-size-complex="12.5pt"/>
    </style:style>
    <style:style style:name="P17" style:parent-style-name="Normal" style:family="paragraph">
      <style:paragraph-properties fo:text-align="center"/>
    </style:style>
    <style:style style:name="T18" style:parent-style-name="DefaultParagraphFont" style:family="text">
      <style:text-properties fo:font-weight="bold" style:font-weight-asian="bold" style:font-weight-complex="bold" fo:color="#000000" fo:font-size="12.5pt" style:font-size-asian="12.5pt" style:font-size-complex="12.5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color="#000000" fo:font-size="12.5pt" style:font-size-asian="12.5pt" style:font-size-complex="12.5pt"/>
    </style:style>
    <style:style style:name="P21"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font-weight-complex="bold" fo:color="#000000" fo:font-size="12.5pt" style:font-size-asian="12.5pt" style:font-size-complex="12.5pt"/>
    </style:style>
    <style:style style:name="T24" style:parent-style-name="DefaultParagraphFont" style:family="text">
      <style:text-properties fo:font-weight="bold" style:font-weight-asian="bold" style:font-weight-complex="bold" fo:color="#0F27B1" fo:font-size="12.5pt" style:font-size-asian="12.5pt" style:font-size-complex="12.5pt"/>
    </style:style>
    <style:style style:name="P25"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6"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7"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style:font-weight-complex="bold" fo:color="#000000" fo:font-size="12.5pt" style:font-size-asian="12.5pt" style:font-size-complex="12.5pt"/>
    </style:style>
    <style:style style:name="T30" style:parent-style-name="DefaultParagraphFont" style:family="text">
      <style:text-properties fo:font-weight="bold" style:font-weight-asian="bold" style:font-weight-complex="bold" fo:color="#0000CC" fo:font-size="12.5pt" style:font-size-asian="12.5pt" style:font-size-complex="12.5pt"/>
    </style:style>
    <style:style style:name="P31" style:parent-style-name="Normal" style:family="paragraph">
      <style:paragraph-properties fo:text-align="center"/>
      <style:text-properties fo:font-weight="bold" style:font-weight-asian="bold" style:font-weight-complex="bold" fo:color="#0000CC" fo:font-size="12.5pt" style:font-size-asian="12.5pt" style:font-size-complex="12.5pt"/>
    </style:style>
    <style:style style:name="P32"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3"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color="#000000" fo:font-size="12.5pt" style:font-size-asian="12.5pt" style:font-size-complex="12.5pt"/>
    </style:style>
    <style:style style:name="P36" style:parent-style-name="Normal" style:family="paragraph">
      <style:paragraph-properties fo:text-align="center"/>
    </style:style>
    <style:style style:name="T37" style:parent-style-name="DefaultParagraphFont" style:family="text">
      <style:text-properties style:font-name-complex="Calibri" fo:font-weight="bold" style:font-weight-asian="bold" fo:color="#0000CC" fo:font-size="12.5pt" style:font-size-asian="12.5pt" style:font-size-complex="12.5pt"/>
    </style:style>
    <style:style style:name="T38"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39" style:parent-style-name="Normal" style:family="paragraph">
      <style:paragraph-properties fo:break-before="page"/>
      <style:text-properties fo:hyphenate="true"/>
    </style:style>
    <style:style style:name="P40" style:parent-style-name="TOC1" style:family="paragraph">
      <style:paragraph-properties>
        <style:tab-stops>
          <style:tab-stop style:type="right" style:leader-style="dotted" style:leader-text="." style:position="6.2611in"/>
        </style:tab-stops>
      </style:paragraph-properties>
    </style:style>
    <style:style style:name="T41" style:parent-style-name="Hyperlink" style:family="text">
      <style:text-properties fo:font-size="12.5pt" style:font-size-asian="12.5pt" style:font-size-complex="12.5pt"/>
    </style:style>
    <style:style style:name="T42" style:parent-style-name="DefaultParagraphFont" style:family="text">
      <style:text-properties fo:font-size="12.5pt" style:font-size-asian="12.5pt" style:font-size-complex="12.5pt"/>
    </style:style>
    <style:style style:name="P43" style:parent-style-name="TOC2" style:family="paragraph">
      <style:paragraph-properties>
        <style:tab-stops>
          <style:tab-stop style:type="right" style:leader-style="dotted" style:leader-text="." style:position="6.1083in"/>
        </style:tab-stops>
      </style:paragraph-properties>
    </style:style>
    <style:style style:name="T44" style:parent-style-name="Hyperlink" style:family="text">
      <style:text-properties fo:font-size="12.5pt" style:font-size-asian="12.5pt" style:font-size-complex="12.5pt"/>
    </style:style>
    <style:style style:name="T45" style:parent-style-name="DefaultParagraphFont" style:family="text">
      <style:text-properties fo:font-size="12.5pt" style:font-size-asian="12.5pt" style:font-size-complex="12.5pt"/>
    </style:style>
    <style:style style:name="P46" style:parent-style-name="TOC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fo:font-size="12.5pt" style:font-size-asian="12.5pt" style:font-size-complex="12.5pt"/>
    </style:style>
    <style:style style:name="T48" style:parent-style-name="DefaultParagraphFont" style:family="text">
      <style:text-properties fo:font-size="12.5pt" style:font-size-asian="12.5pt" style:font-size-complex="12.5pt"/>
    </style:style>
    <style:style style:name="P49" style:parent-style-name="TOC1" style:family="paragraph">
      <style:paragraph-properties>
        <style:tab-stops>
          <style:tab-stop style:type="right" style:leader-style="dotted" style:leader-text="." style:position="6.2611in"/>
        </style:tab-stops>
      </style:paragraph-properties>
    </style:style>
    <style:style style:name="T50" style:parent-style-name="Hyperlink" style:family="text">
      <style:text-properties fo:font-size="12.5pt" style:font-size-asian="12.5pt" style:font-size-complex="12.5pt"/>
    </style:style>
    <style:style style:name="T51" style:parent-style-name="DefaultParagraphFont" style:family="text">
      <style:text-properties fo:font-size="12.5pt" style:font-size-asian="12.5pt" style:font-size-complex="12.5pt"/>
    </style:style>
    <style:style style:name="P52" style:parent-style-name="TOC2" style:family="paragraph">
      <style:paragraph-properties>
        <style:tab-stops>
          <style:tab-stop style:type="right" style:leader-style="dotted" style:leader-text="." style:position="6.1083in"/>
        </style:tab-stops>
      </style:paragraph-properties>
    </style:style>
    <style:style style:name="T53" style:parent-style-name="Hyperlink" style:family="text">
      <style:text-properties fo:font-size="12.5pt" style:font-size-asian="12.5pt" style:font-size-complex="12.5pt"/>
    </style:style>
    <style:style style:name="T54" style:parent-style-name="DefaultParagraphFont" style:family="text">
      <style:text-properties fo:font-size="12.5pt" style:font-size-asian="12.5pt" style:font-size-complex="12.5pt"/>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font-size="12.5pt" style:font-size-asian="12.5pt" style:font-size-complex="12.5pt"/>
    </style:style>
    <style:style style:name="T57" style:parent-style-name="DefaultParagraphFont" style:family="text">
      <style:text-properties fo:font-size="12.5pt" style:font-size-asian="12.5pt" style:font-size-complex="12.5pt"/>
    </style:style>
    <style:style style:name="P58" style:parent-style-name="TOC1" style:family="paragraph">
      <style:paragraph-properties>
        <style:tab-stops>
          <style:tab-stop style:type="right" style:leader-style="dotted" style:leader-text="." style:position="6.2611in"/>
        </style:tab-stops>
      </style:paragraph-properties>
    </style:style>
    <style:style style:name="T59" style:parent-style-name="Hyperlink" style:family="text">
      <style:text-properties fo:font-size="12.5pt" style:font-size-asian="12.5pt" style:font-size-complex="12.5pt"/>
    </style:style>
    <style:style style:name="T60" style:parent-style-name="DefaultParagraphFont" style:family="text">
      <style:text-properties fo:font-size="12.5pt" style:font-size-asian="12.5pt" style:font-size-complex="12.5pt"/>
    </style:style>
    <style:style style:name="P61" style:parent-style-name="TOC1" style:family="paragraph">
      <style:paragraph-properties>
        <style:tab-stops>
          <style:tab-stop style:type="right" style:leader-style="dotted" style:leader-text="." style:position="6.2611in"/>
        </style:tab-stops>
      </style:paragraph-properties>
    </style:style>
    <style:style style:name="T62" style:parent-style-name="Hyperlink" style:family="text">
      <style:text-properties fo:font-size="12.5pt" style:font-size-asian="12.5pt" style:font-size-complex="12.5pt"/>
    </style:style>
    <style:style style:name="T63" style:parent-style-name="DefaultParagraphFont" style:family="text">
      <style:text-properties fo:font-size="12.5pt" style:font-size-asian="12.5pt" style:font-size-complex="12.5pt"/>
    </style:style>
    <style:style style:name="P64" style:parent-style-name="TOC2" style:family="paragraph">
      <style:paragraph-properties>
        <style:tab-stops>
          <style:tab-stop style:type="right" style:leader-style="dotted" style:leader-text="." style:position="6.1083in"/>
        </style:tab-stops>
      </style:paragraph-properties>
    </style:style>
    <style:style style:name="T65" style:parent-style-name="Hyperlink" style:family="text">
      <style:text-properties fo:font-size="12.5pt" style:font-size-asian="12.5pt" style:font-size-complex="12.5pt"/>
    </style:style>
    <style:style style:name="T66" style:parent-style-name="DefaultParagraphFont" style:family="text">
      <style:text-properties fo:font-size="12.5pt" style:font-size-asian="12.5pt" style:font-size-complex="12.5pt"/>
    </style:style>
    <style:style style:name="P67" style:parent-style-name="TOC1" style:family="paragraph">
      <style:paragraph-properties>
        <style:tab-stops>
          <style:tab-stop style:type="right" style:leader-style="dotted" style:leader-text="." style:position="6.2611in"/>
        </style:tab-stops>
      </style:paragraph-properties>
    </style:style>
    <style:style style:name="T68" style:parent-style-name="Hyperlink" style:family="text">
      <style:text-properties fo:font-size="12.5pt" style:font-size-asian="12.5pt" style:font-size-complex="12.5pt"/>
    </style:style>
    <style:style style:name="T69" style:parent-style-name="DefaultParagraphFont" style:family="text">
      <style:text-properties fo:font-size="12.5pt" style:font-size-asian="12.5pt" style:font-size-complex="12.5pt"/>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size="12.5pt" style:font-size-asian="12.5pt" style:font-size-complex="12.5pt"/>
    </style:style>
    <style:style style:name="T72" style:parent-style-name="DefaultParagraphFont" style:family="text">
      <style:text-properties fo:font-size="12.5pt" style:font-size-asian="12.5pt" style:font-size-complex="12.5pt"/>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74" style:parent-style-name="Hyperlink" style:family="text">
      <style:text-properties fo:font-size="12.5pt" style:font-size-asian="12.5pt" style:font-size-complex="12.5pt"/>
    </style:style>
    <style:style style:name="T75" style:parent-style-name="DefaultParagraphFont" style:family="text">
      <style:text-properties fo:font-size="12.5pt" style:font-size-asian="12.5pt" style:font-size-complex="12.5pt"/>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ize="12.5pt" style:font-size-asian="12.5pt" style:font-size-complex="12.5pt"/>
    </style:style>
    <style:style style:name="T78" style:parent-style-name="DefaultParagraphFont" style:family="text">
      <style:text-properties fo:font-size="12.5pt" style:font-size-asian="12.5pt" style:font-size-complex="12.5pt"/>
    </style:style>
    <style:style style:name="P79" style:parent-style-name="TOC2" style:family="paragraph">
      <style:paragraph-properties>
        <style:tab-stops>
          <style:tab-stop style:type="right" style:leader-style="dotted" style:leader-text="." style:position="6.1083in"/>
        </style:tab-stops>
      </style:paragraph-properties>
    </style:style>
    <style:style style:name="T80" style:parent-style-name="Hyperlink" style:family="text">
      <style:text-properties fo:font-size="12.5pt" style:font-size-asian="12.5pt" style:font-size-complex="12.5pt"/>
    </style:style>
    <style:style style:name="T81" style:parent-style-name="DefaultParagraphFont" style:family="text">
      <style:text-properties fo:font-size="12.5pt" style:font-size-asian="12.5pt" style:font-size-complex="12.5pt"/>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size="12.5pt" style:font-size-asian="12.5pt" style:font-size-complex="12.5pt"/>
    </style:style>
    <style:style style:name="T84" style:parent-style-name="DefaultParagraphFont" style:family="text">
      <style:text-properties fo:font-size="12.5pt" style:font-size-asian="12.5pt" style:font-size-complex="12.5pt"/>
    </style:style>
    <style:style style:name="P85" style:parent-style-name="TOC2" style:family="paragraph">
      <style:paragraph-properties>
        <style:tab-stops>
          <style:tab-stop style:type="right" style:leader-style="dotted" style:leader-text="." style:position="6.1083in"/>
        </style:tab-stops>
      </style:paragraph-properties>
    </style:style>
    <style:style style:name="T86" style:parent-style-name="Hyperlink" style:family="text">
      <style:text-properties fo:font-size="12.5pt" style:font-size-asian="12.5pt" style:font-size-complex="12.5pt"/>
    </style:style>
    <style:style style:name="T87" style:parent-style-name="DefaultParagraphFont" style:family="text">
      <style:text-properties fo:font-size="12.5pt" style:font-size-asian="12.5pt" style:font-size-complex="12.5pt"/>
    </style:style>
    <style:style style:name="P88" style:parent-style-name="TOC1" style:family="paragraph">
      <style:paragraph-properties>
        <style:tab-stops>
          <style:tab-stop style:type="right" style:leader-style="dotted" style:leader-text="." style:position="6.2611in"/>
        </style:tab-stops>
      </style:paragraph-properties>
    </style:style>
    <style:style style:name="T89" style:parent-style-name="Hyperlink" style:family="text">
      <style:text-properties fo:font-size="12.5pt" style:font-size-asian="12.5pt" style:font-size-complex="12.5pt"/>
    </style:style>
    <style:style style:name="T90" style:parent-style-name="DefaultParagraphFont" style:family="text">
      <style:text-properties fo:font-size="12.5pt" style:font-size-asian="12.5pt" style:font-size-complex="12.5pt"/>
    </style:style>
    <style:style style:name="P91" style:parent-style-name="Normal" style:family="paragraph">
      <style:text-properties fo:hyphenate="true"/>
    </style:style>
    <style:style style:name="P92" style:parent-style-name="Normal" style:family="paragraph">
      <style:paragraph-properties fo:break-before="page"/>
      <style:text-properties fo:hyphenate="true"/>
    </style:style>
    <style:style style:name="P93" style:parent-style-name="ListParagraph" style:family="paragraph"/>
    <style:style style:name="T94" style:parent-style-name="DefaultParagraphFont" style:family="text">
      <style:text-properties fo:color="#000000" fo:font-size="12.5pt" style:font-size-asian="12.5pt" style:font-size-complex="12.5pt"/>
    </style:style>
    <style:style style:name="T95" style:parent-style-name="DefaultParagraphFont" style:family="text">
      <style:text-properties fo:font-weight="bold" style:font-weight-asian="bold" style:font-weight-complex="bold" fo:color="#0000CC" fo:font-size="12.5pt" style:font-size-asian="12.5pt" style:font-size-complex="12.5pt"/>
    </style:style>
    <style:style style:name="T96" style:parent-style-name="DefaultParagraphFont" style:family="text">
      <style:text-properties fo:color="#0000CC" fo:font-size="12.5pt" style:font-size-asian="12.5pt" style:font-size-complex="12.5pt"/>
    </style:style>
    <style:style style:name="T97" style:parent-style-name="DefaultParagraphFont" style:family="text">
      <style:text-properties fo:color="#000000" fo:font-size="12.5pt" style:font-size-asian="12.5pt" style:font-size-complex="12.5pt"/>
    </style:style>
    <style:style style:name="P98" style:parent-style-name="ListParagraph" style:family="paragraph"/>
    <style:style style:name="T99" style:parent-style-name="DefaultParagraphFont" style:family="text">
      <style:text-properties fo:color="#000000" fo:font-size="12.5pt" style:font-size-asian="12.5pt" style:font-size-complex="12.5pt"/>
    </style:style>
    <style:style style:name="T100" style:parent-style-name="DefaultParagraphFont" style:family="text">
      <style:text-properties fo:color="#000000" fo:font-size="12.5pt" style:font-size-asian="12.5pt" style:font-size-complex="12.5pt"/>
    </style:style>
    <style:style style:name="P101" style:parent-style-name="ListParagraph" style:family="paragraph"/>
    <style:style style:name="T102" style:parent-style-name="DefaultParagraphFont" style:family="text">
      <style:text-properties fo:color="#000000" fo:font-size="12.5pt" style:font-size-asian="12.5pt" style:font-size-complex="12.5pt"/>
    </style:style>
    <style:style style:name="P103" style:parent-style-name="ListParagraph" style:family="paragraph"/>
    <style:style style:name="T104" style:parent-style-name="DefaultParagraphFont" style:family="text">
      <style:text-properties fo:color="#000000" fo:font-size="12.5pt" style:font-size-asian="12.5pt" style:font-size-complex="12.5pt"/>
    </style:style>
    <style:style style:name="T105" style:parent-style-name="DefaultParagraphFont" style:family="text">
      <style:text-properties fo:color="#000000" fo:font-size="12.5pt" style:font-size-asian="12.5pt" style:font-size-complex="12.5pt"/>
    </style:style>
    <style:style style:name="P106" style:parent-style-name="ListParagraph" style:family="paragraph"/>
    <style:style style:name="T107" style:parent-style-name="DefaultParagraphFont" style:family="text">
      <style:text-properties fo:color="#000000" fo:font-size="12.5pt" style:font-size-asian="12.5pt" style:font-size-complex="12.5pt"/>
    </style:style>
    <style:style style:name="T108" style:parent-style-name="DefaultParagraphFont" style:family="text">
      <style:text-properties fo:color="#000000" fo:font-size="12.5pt" style:font-size-asian="12.5pt" style:font-size-complex="12.5pt"/>
    </style:style>
    <style:style style:name="P109" style:parent-style-name="ListParagraph" style:family="paragraph"/>
    <style:style style:name="T110" style:parent-style-name="DefaultParagraphFont" style:family="text">
      <style:text-properties fo:color="#000000" fo:font-size="12.5pt" style:font-size-asian="12.5pt" style:font-size-complex="12.5pt"/>
    </style:style>
    <style:style style:name="P111" style:parent-style-name="ListParagraph" style:family="paragraph"/>
    <style:style style:name="T112" style:parent-style-name="DefaultParagraphFont" style:family="text">
      <style:text-properties fo:color="#000000" fo:font-size="12.5pt" style:font-size-asian="12.5pt" style:font-size-complex="12.5pt"/>
    </style:style>
    <style:style style:name="T113" style:parent-style-name="DefaultParagraphFont" style:family="text">
      <style:text-properties fo:color="#000000" fo:font-size="12.5pt" style:font-size-asian="12.5pt" style:font-size-complex="12.5pt"/>
    </style:style>
    <style:style style:name="P114" style:parent-style-name="ListParagraph" style:family="paragraph"/>
    <style:style style:name="T115" style:parent-style-name="DefaultParagraphFont" style:family="text">
      <style:text-properties fo:color="#000000" fo:font-size="12.5pt" style:font-size-asian="12.5pt" style:font-size-complex="12.5pt"/>
    </style:style>
    <style:style style:name="P116" style:parent-style-name="ListParagraph" style:family="paragraph"/>
    <style:style style:name="T117" style:parent-style-name="DefaultParagraphFont" style:family="text">
      <style:text-properties fo:color="#000000" fo:font-size="12.5pt" style:font-size-asian="12.5pt" style:font-size-complex="12.5pt"/>
    </style:style>
    <style:style style:name="T118" style:parent-style-name="DefaultParagraphFont" style:family="text">
      <style:text-properties fo:color="#000000" fo:font-size="12.5pt" style:font-size-asian="12.5pt" style:font-size-complex="12.5pt"/>
    </style:style>
    <style:style style:name="T119" style:parent-style-name="DefaultParagraphFont" style:family="text">
      <style:text-properties fo:font-weight="bold" style:font-weight-asian="bold" style:font-weight-complex="bold" fo:color="#0000CC" fo:font-size="12.5pt" style:font-size-asian="12.5pt" style:font-size-complex="12.5pt"/>
    </style:style>
    <style:style style:name="T120" style:parent-style-name="DefaultParagraphFont" style:family="text">
      <style:text-properties fo:color="#000000" fo:font-size="12.5pt" style:font-size-asian="12.5pt" style:font-size-complex="12.5pt"/>
    </style:style>
    <style:style style:name="P121" style:parent-style-name="ListParagraph" style:family="paragraph"/>
    <style:style style:name="T122" style:parent-style-name="DefaultParagraphFont" style:family="text">
      <style:text-properties fo:color="#000000" fo:font-size="12.5pt" style:font-size-asian="12.5pt" style:font-size-complex="12.5pt"/>
    </style:style>
    <style:style style:name="T123" style:parent-style-name="DefaultParagraphFont" style:family="text">
      <style:text-properties fo:color="#000000" fo:font-size="12.5pt" style:font-size-asian="12.5pt" style:font-size-complex="12.5pt"/>
    </style:style>
    <style:style style:name="P124" style:parent-style-name="Normal" style:family="paragraph">
      <style:paragraph-properties fo:break-before="page"/>
      <style:text-properties fo:hyphenate="true"/>
    </style:style>
    <style:style style:name="P125" style:parent-style-name="ListParagraph" style:family="paragraph">
      <style:paragraph-properties fo:margin-left="0in">
        <style:tab-stops/>
      </style:paragraph-properties>
    </style:style>
    <style:style style:name="T126"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27" style:parent-style-name="Normal" style:family="paragraph">
      <style:text-properties fo:font-size="12.5pt" style:font-size-asian="12.5pt" style:font-size-complex="12.5pt"/>
    </style:style>
    <style:style style:name="P128" style:parent-style-name="Normal" style:family="paragraph"/>
    <style:style style:name="T129"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30" style:parent-style-name="Heading1" style:family="paragraph">
      <style:text-properties style:font-name="Calibri" style:font-name-asian="Calibri" style:font-name-complex="Times New Roman" fo:font-weight="normal" style:font-weight-asian="normal" fo:font-size="11pt" style:font-size-asian="11pt" style:font-size-complex="11pt"/>
    </style:style>
    <style:style style:name="P131" style:parent-style-name="Normal" style:family="paragraph">
      <style:text-properties fo:color="#000000" fo:font-size="12.5pt" style:font-size-asian="12.5pt" style:font-size-complex="12.5pt"/>
    </style:style>
    <style:style style:name="P132" style:parent-style-name="ListParagraph" style:family="paragraph"/>
    <style:style style:name="T133"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34" style:parent-style-name="Normal" style:family="paragraph">
      <style:paragraph-properties fo:break-before="page"/>
      <style:text-properties fo:hyphenate="true"/>
    </style:style>
    <style:style style:name="P135" style:parent-style-name="Normal" style:family="paragraph">
      <style:text-properties fo:color="#000000" fo:font-size="12.5pt" style:font-size-asian="12.5pt" style:font-size-complex="12.5pt"/>
    </style:style>
    <style:style style:name="TableColumn137" style:family="table-column">
      <style:table-column-properties style:column-width="3.1305in" style:use-optimal-column-width="false"/>
    </style:style>
    <style:style style:name="TableColumn138" style:family="table-column">
      <style:table-column-properties style:column-width="3.1305in" style:use-optimal-column-width="false"/>
    </style:style>
    <style:style style:name="Table136" style:family="table">
      <style:table-properties style:width="6.2611in" fo:margin-left="0in" table:align="lef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text-properties fo:font-weight="bold" style:font-weight-asian="bold" fo:font-size="12.5pt" style:font-size-asian="12.5pt" style:font-size-complex="12.5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text-properties fo:font-weight="bold" style:font-weight-asian="bold" fo:font-size="12.5pt" style:font-size-asian="12.5pt" style:font-size-complex="12.5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style>
    <style:style style:name="T147"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text-properties fo:font-size="12.5pt" style:font-size-asian="12.5pt" style:font-size-complex="12.5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style>
    <style:style style:name="T153" style:parent-style-name="DefaultParagraphFont" style:family="text">
      <style:text-properties fo:font-weight="bold" style:font-weight-asian="bold" fo:color="#0000CC" fo:font-size="12.5pt" style:font-size-asian="12.5pt" style:font-size-complex="12.5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fo:font-size="12.5pt" style:font-size-asian="12.5pt" style:font-size-complex="12.5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style>
    <style:style style:name="T159" style:parent-style-name="DefaultParagraphFont" style:family="text">
      <style:text-properties fo:font-weight="bold" style:font-weight-asian="bold" fo:color="#0000CC" fo:font-size="12.5pt" style:font-size-asian="12.5pt" style:font-size-complex="12.5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text-properties fo:font-size="12.5pt" style:font-size-asian="12.5pt" style:font-size-complex="12.5p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style>
    <style:style style:name="T165" style:parent-style-name="DefaultParagraphFont" style:family="text">
      <style:text-properties fo:font-weight="bold" style:font-weight-asian="bold" fo:color="#0000CC" fo:font-size="12.5pt" style:font-size-asian="12.5pt" style:font-size-complex="12.5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text-properties fo:font-size="12.5pt" style:font-size-asian="12.5pt" style:font-size-complex="12.5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style:style>
    <style:style style:name="T171" style:parent-style-name="DefaultParagraphFont" style:family="text">
      <style:text-properties fo:font-weight="bold" style:font-weight-asian="bold" fo:color="#0000CC" fo:font-size="12.5pt" style:font-size-asian="12.5pt" style:font-size-complex="12.5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text-properties fo:font-size="12.5pt" style:font-size-asian="12.5pt" style:font-size-complex="12.5pt"/>
    </style:style>
    <style:style style:name="P174" style:parent-style-name="ListParagraph" style:family="paragraph"/>
    <style:style style:name="T175" style:parent-style-name="DefaultParagraphFont" style:family="text">
      <style:text-properties fo:color="#000000" fo:font-size="12.5pt" style:font-size-asian="12.5pt" style:font-size-complex="12.5pt"/>
    </style:style>
    <style:style style:name="T176" style:parent-style-name="DefaultParagraphFont" style:family="text">
      <style:text-properties fo:color="#000000" fo:font-size="12.5pt" style:font-size-asian="12.5pt" style:font-size-complex="12.5pt"/>
    </style:style>
    <style:style style:name="P177" style:parent-style-name="ListParagraph" style:family="paragraph"/>
    <style:style style:name="T178" style:parent-style-name="DefaultParagraphFont" style:family="text">
      <style:text-properties fo:color="#000000" fo:font-size="12.5pt" style:font-size-asian="12.5pt" style:font-size-complex="12.5pt"/>
    </style:style>
    <style:style style:name="T179" style:parent-style-name="DefaultParagraphFont" style:family="text">
      <style:text-properties fo:color="#000000" fo:font-size="12.5pt" style:font-size-asian="12.5pt" style:font-size-complex="12.5pt"/>
    </style:style>
    <style:style style:name="P180" style:parent-style-name="ListParagraph" style:family="paragraph"/>
    <style:style style:name="T181" style:parent-style-name="DefaultParagraphFont" style:family="text">
      <style:text-properties fo:color="#000000" fo:font-size="12.5pt" style:font-size-asian="12.5pt" style:font-size-complex="12.5pt"/>
    </style:style>
    <style:style style:name="T182" style:parent-style-name="DefaultParagraphFont" style:family="text">
      <style:text-properties fo:color="#000000" fo:font-size="12.5pt" style:font-size-asian="12.5pt" style:font-size-complex="12.5pt"/>
    </style:style>
    <style:style style:name="P183" style:parent-style-name="ListParagraph" style:family="paragraph"/>
    <style:style style:name="T184" style:parent-style-name="DefaultParagraphFont" style:family="text">
      <style:text-properties fo:color="#000000" fo:font-size="12.5pt" style:font-size-asian="12.5pt" style:font-size-complex="12.5pt"/>
    </style:style>
    <style:style style:name="T185" style:parent-style-name="DefaultParagraphFont" style:family="text">
      <style:text-properties fo:color="#000000" fo:font-size="12.5pt" style:font-size-asian="12.5pt" style:font-size-complex="12.5pt"/>
    </style:style>
    <style:style style:name="P186" style:parent-style-name="ListParagraph" style:family="paragraph"/>
    <style:style style:name="T187" style:parent-style-name="DefaultParagraphFont" style:family="text">
      <style:text-properties fo:color="#000000" fo:font-size="12.5pt" style:font-size-asian="12.5pt" style:font-size-complex="12.5pt"/>
    </style:style>
    <style:style style:name="P188" style:parent-style-name="ListParagraph" style:family="paragraph"/>
    <style:style style:name="T189" style:parent-style-name="DefaultParagraphFont" style:family="text">
      <style:text-properties fo:color="#000000" fo:font-size="12.5pt" style:font-size-asian="12.5pt" style:font-size-complex="12.5pt"/>
    </style:style>
    <style:style style:name="T190" style:parent-style-name="DefaultParagraphFont" style:family="text">
      <style:text-properties fo:color="#000000" fo:font-size="12.5pt" style:font-size-asian="12.5pt" style:font-size-complex="12.5pt"/>
    </style:style>
    <style:style style:name="P191" style:parent-style-name="Normal" style:family="paragraph">
      <style:paragraph-properties fo:break-before="page"/>
      <style:text-properties fo:hyphenate="true"/>
    </style:style>
    <style:style style:name="T192" style:parent-style-name="Heading2Char" style:family="text">
      <style:text-properties fo:font-weight="bold" style:font-weight-asian="bold"/>
    </style:style>
    <style:style style:name="P193" style:parent-style-name="Normal" style:family="paragraph">
      <style:text-properties fo:font-size="12.5pt" style:font-size-asian="12.5pt" style:font-size-complex="12.5pt"/>
    </style:style>
    <style:style style:name="P194" style:parent-style-name="Normal" style:family="paragraph">
      <style:text-properties fo:font-size="12.5pt" style:font-size-asian="12.5pt" style:font-size-complex="12.5pt"/>
    </style:style>
    <style:style style:name="P195" style:parent-style-name="ListParagraph" style:family="paragraph">
      <style:text-properties fo:font-size="12.5pt" style:font-size-asian="12.5pt" style:font-size-complex="12.5pt"/>
    </style:style>
    <style:style style:name="P196" style:parent-style-name="ListParagraph" style:family="paragraph">
      <style:text-properties fo:font-size="12.5pt" style:font-size-asian="12.5pt" style:font-size-complex="12.5pt"/>
    </style:style>
    <style:style style:name="P197" style:parent-style-name="ListParagraph" style:family="paragraph"/>
    <style:style style:name="T198" style:parent-style-name="DefaultParagraphFont" style:family="text">
      <style:text-properties fo:color="#000000" fo:font-size="12.5pt" style:font-size-asian="12.5pt" style:font-size-complex="12.5pt"/>
    </style:style>
    <style:style style:name="T199" style:parent-style-name="DefaultParagraphFont" style:family="text">
      <style:text-properties fo:color="#000000" fo:font-size="12.5pt" style:font-size-asian="12.5pt" style:font-size-complex="12.5pt"/>
    </style:style>
    <style:style style:name="P200" style:parent-style-name="ListParagraph" style:family="paragraph"/>
    <style:style style:name="T201" style:parent-style-name="DefaultParagraphFont" style:family="text">
      <style:text-properties fo:color="#000000" fo:font-size="12.5pt" style:font-size-asian="12.5pt" style:font-size-complex="12.5pt"/>
    </style:style>
    <style:style style:name="P202" style:parent-style-name="Normal" style:family="paragraph">
      <style:text-properties fo:font-size="12.5pt" style:font-size-asian="12.5pt" style:font-size-complex="12.5pt"/>
    </style:style>
    <style:style style:name="P203" style:parent-style-name="ListParagraph" style:family="paragraph"/>
    <style:style style:name="T204" style:parent-style-name="DefaultParagraphFont" style:family="text">
      <style:text-properties fo:font-size="12.5pt" style:font-size-asian="12.5pt" style:font-size-complex="12.5pt"/>
    </style:style>
    <style:style style:name="T205" style:parent-style-name="DefaultParagraphFont" style:family="text">
      <style:text-properties fo:color="#000000" fo:font-size="12.5pt" style:font-size-asian="12.5pt" style:font-size-complex="12.5pt"/>
    </style:style>
    <style:style style:name="P206" style:parent-style-name="ListParagraph" style:family="paragraph">
      <style:text-properties fo:color="#000000" fo:font-size="12.5pt" style:font-size-asian="12.5pt" style:font-size-complex="12.5pt"/>
    </style:style>
    <style:style style:name="P207" style:parent-style-name="ListParagraph" style:family="paragraph">
      <style:text-properties fo:color="#000000" fo:font-size="12.5pt" style:font-size-asian="12.5pt" style:font-size-complex="12.5pt"/>
    </style:style>
    <style:style style:name="P208" style:parent-style-name="ListParagraph" style:family="paragraph">
      <style:text-properties fo:color="#000000" fo:font-size="12.5pt" style:font-size-asian="12.5pt" style:font-size-complex="12.5pt"/>
    </style:style>
    <style:style style:name="P209" style:parent-style-name="ListParagraph" style:family="paragraph">
      <style:text-properties fo:color="#000000" fo:font-size="12.5pt" style:font-size-asian="12.5pt" style:font-size-complex="12.5pt"/>
    </style:style>
    <style:style style:name="P210" style:parent-style-name="ListParagraph" style:family="paragraph">
      <style:text-properties fo:color="#000000" fo:font-size="12.5pt" style:font-size-asian="12.5pt" style:font-size-complex="12.5pt"/>
    </style:style>
    <style:style style:name="P211" style:parent-style-name="ListParagraph" style:family="paragraph">
      <style:text-properties fo:color="#000000" fo:font-size="12.5pt" style:font-size-asian="12.5pt" style:font-size-complex="12.5pt"/>
    </style:style>
    <style:style style:name="P212" style:parent-style-name="ListParagraph" style:family="paragraph">
      <style:text-properties fo:color="#000000" fo:font-size="12.5pt" style:font-size-asian="12.5pt" style:font-size-complex="12.5pt"/>
    </style:style>
    <style:style style:name="P213" style:parent-style-name="ListParagraph" style:family="paragraph">
      <style:text-properties fo:color="#000000" fo:font-size="12.5pt" style:font-size-asian="12.5pt" style:font-size-complex="12.5pt"/>
    </style:style>
    <style:style style:name="P214" style:parent-style-name="ListParagraph" style:family="paragraph">
      <style:text-properties fo:font-size="12.5pt" style:font-size-asian="12.5pt" style:font-size-complex="12.5pt"/>
    </style:style>
    <style:style style:name="P215" style:parent-style-name="ListParagraph" style:family="paragraph">
      <style:text-properties fo:font-size="12.5pt" style:font-size-asian="12.5pt" style:font-size-complex="12.5pt"/>
    </style:style>
    <style:style style:name="P216" style:parent-style-name="ListParagraph" style:family="paragraph">
      <style:text-properties fo:font-size="12.5pt" style:font-size-asian="12.5pt" style:font-size-complex="12.5pt"/>
    </style:style>
    <style:style style:name="P217" style:parent-style-name="ListParagraph" style:family="paragraph">
      <style:text-properties fo:font-size="12.5pt" style:font-size-asian="12.5pt" style:font-size-complex="12.5pt"/>
    </style:style>
    <style:style style:name="P218" style:parent-style-name="ListParagraph" style:family="paragraph">
      <style:text-properties fo:font-size="12.5pt" style:font-size-asian="12.5pt" style:font-size-complex="12.5pt"/>
    </style:style>
    <style:style style:name="P219" style:parent-style-name="ListParagraph" style:family="paragraph">
      <style:text-properties fo:font-size="12.5pt" style:font-size-asian="12.5pt" style:font-size-complex="12.5pt"/>
    </style:style>
    <style:style style:name="P220" style:parent-style-name="ListParagraph" style:family="paragraph">
      <style:text-properties fo:font-size="12.5pt" style:font-size-asian="12.5pt" style:font-size-complex="12.5pt"/>
    </style:style>
    <style:style style:name="P221" style:parent-style-name="ListParagraph" style:family="paragraph">
      <style:text-properties fo:font-size="12.5pt" style:font-size-asian="12.5pt" style:font-size-complex="12.5pt"/>
    </style:style>
    <style:style style:name="P222" style:parent-style-name="ListParagraph" style:family="paragraph">
      <style:text-properties fo:font-size="12.5pt" style:font-size-asian="12.5pt" style:font-size-complex="12.5pt"/>
    </style:style>
    <style:style style:name="P223" style:parent-style-name="ListParagraph" style:family="paragraph">
      <style:text-properties fo:font-size="12.5pt" style:font-size-asian="12.5pt" style:font-size-complex="12.5pt"/>
    </style:style>
    <style:style style:name="P224" style:parent-style-name="ListParagraph" style:family="paragraph">
      <style:text-properties fo:font-size="12.5pt" style:font-size-asian="12.5pt" style:font-size-complex="12.5pt"/>
    </style:style>
    <style:style style:name="P225" style:parent-style-name="ListParagraph" style:family="paragraph">
      <style:text-properties fo:font-size="12.5pt" style:font-size-asian="12.5pt" style:font-size-complex="12.5pt"/>
    </style:style>
    <style:style style:name="TableColumn227" style:family="table-column">
      <style:table-column-properties style:column-width="1.6701in" style:use-optimal-column-width="false"/>
    </style:style>
    <style:style style:name="TableColumn228" style:family="table-column">
      <style:table-column-properties style:column-width="4.5909in" style:use-optimal-column-width="false"/>
    </style:style>
    <style:style style:name="Table226" style:family="table">
      <style:table-properties style:width="6.2611in" fo:margin-left="0in" table:align="lef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text-properties fo:font-weight="bold" style:font-weight-asian="bold" fo:font-size="12.5pt" style:font-size-asian="12.5pt" style:font-size-complex="12.5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text-properties fo:font-weight="bold" style:font-weight-asian="bold" fo:font-size="12.5pt" style:font-size-asian="12.5pt" style:font-size-complex="12.5pt"/>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text-properties fo:font-weight="bold" style:font-weight-asian="bold" fo:color="#0000CC" fo:font-size="12.5pt" style:font-size-asian="12.5pt" style:font-size-complex="12.5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style>
    <style:style style:name="T239"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240"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fo:color="#0000CC" fo:font-size="12.5pt" style:font-size-asian="12.5pt" style:font-size-complex="12.5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text-properties fo:font-weight="bold" style:font-weight-asian="bold" fo:color="#0000CC" fo:font-size="12.5pt" style:font-size-asian="12.5pt" style:font-size-complex="12.5pt"/>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 style:parent-style-name="Normal" style:family="paragraph">
      <style:paragraph-properties fo:margin-bottom="0in"/>
      <style:text-properties fo:font-weight="bold" style:font-weight-asian="bold" fo:color="#0000CC" fo:font-size="12.5pt" style:font-size-asian="12.5pt" style:font-size-complex="12.5pt"/>
    </style:style>
    <style:style style:name="TableCell2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0" style:parent-style-name="Normal" style:family="paragraph">
      <style:paragraph-properties fo:margin-bottom="0in"/>
      <style:text-properties fo:font-weight="bold" style:font-weight-asian="bold" fo:color="#0000CC" fo:font-size="12.5pt" style:font-size-asian="12.5pt" style:font-size-complex="12.5pt"/>
    </style:style>
    <style:style style:name="TableRow251" style:family="table-row">
      <style:table-row-properties style:use-optimal-row-height="false"/>
    </style:style>
    <style:style style:name="TableCell2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3" style:parent-style-name="Normal" style:family="paragraph">
      <style:paragraph-properties fo:margin-bottom="0in"/>
      <style:text-properties fo:font-weight="bold" style:font-weight-asian="bold" fo:color="#0000CC" fo:font-size="12.5pt" style:font-size-asian="12.5pt" style:font-size-complex="12.5pt"/>
    </style:style>
    <style:style style:name="TableCell2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 style:parent-style-name="Normal" style:family="paragraph">
      <style:paragraph-properties fo:margin-bottom="0in"/>
      <style:text-properties fo:font-weight="bold" style:font-weight-asian="bold" fo:color="#0000CC" fo:font-size="12.5pt" style:font-size-asian="12.5pt" style:font-size-complex="12.5pt"/>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style:text-properties fo:font-weight="bold" style:font-weight-asian="bold" fo:color="#0000CC" fo:font-size="12.5pt" style:font-size-asian="12.5pt" style:font-size-complex="12.5pt"/>
    </style:style>
    <style:style style:name="TableCell2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 style:parent-style-name="Normal" style:family="paragraph">
      <style:paragraph-properties fo:margin-bottom="0in"/>
      <style:text-properties fo:font-weight="bold" style:font-weight-asian="bold" fo:color="#0000CC" fo:font-size="12.5pt" style:font-size-asian="12.5pt" style:font-size-complex="12.5pt"/>
    </style:style>
  </office:automatic-styles>
  <office:body>
    <office:text text:use-soft-page-breaks="true">
      <text:p text:style-name="P1"/>
      <text:p text:style-name="P17"><text:span text:style-name="T18">REQUEST FOR INFORMATION (RfI)</text:span></text:p>
      <text:p text:style-name="P19"><text:span text:style-name="T20">for</text:span></text:p>
      <text:p text:style-name="P21">«Insert Procurement Title»</text:p>
      <text:p text:style-name="P22"><text:span text:style-name="T23">Reference:<text:s/></text:span><text:bookmark-start text:name="_Hlk92685062"/><text:span text:style-name="T24">«Insert Event id»</text:span><text:bookmark-end text:name="_Hlk92685062"/></text:p>
      <text:p text:style-name="P25"/>
      <text:p text:style-name="P26"/>
      <text:p text:style-name="P27">in relation to</text:p>
      <text:p text:style-name="P28"><text:span text:style-name="T29">Lot<text:s/></text:span><text:span text:style-name="T30">«Insert Lot id» «Insert Lot Name»</text:span></text:p>
      <text:p text:style-name="P31">«Insert Commercial Agreement name»<text:s/>(«Insert Commercial Agreement id»)</text:p>
      <text:p text:style-name="P32"/>
      <text:p text:style-name="P33"/>
      <text:p text:style-name="P34"><text:span text:style-name="T35">Contract for</text:span></text:p>
      <text:p text:style-name="P36"><text:span text:style-name="T37">«</text:span><text:span text:style-name="T38">Insert Name of Buyer»</text:span></text:p>
      <text:p text:style-name="Normal"/>
      <text:p text:style-name="P39"/>
      <text:p text:style-name="Normal"/>
      <text:p text:style-name="TOCHeading">Contents<text:line-break/></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0"><text:a xlink:href="#_Toc111479746" office:target-frame-name="_top" xlink:show="replace"><text:span text:style-name="T41">What You Need To Know</text:span><text:span text:style-name="T42"><text:tab/>3</text:span></text:a></text:p>
          <text:p text:style-name="P43"><text:a xlink:href="#_Toc111479747" office:target-frame-name="_top" xlink:show="replace"><text:span text:style-name="T44">What ‘We’ and ‘You’ Means:</text:span><text:span text:style-name="T45"><text:tab/>3</text:span></text:a></text:p>
          <text:p text:style-name="P46"><text:a xlink:href="#_Toc111479748" office:target-frame-name="_top" xlink:show="replace"><text:span text:style-name="T47">RfI Scope</text:span><text:span text:style-name="T48"><text:tab/>3</text:span></text:a></text:p>
          <text:p text:style-name="P49"><text:a xlink:href="#_Toc111479749" office:target-frame-name="_top" xlink:show="replace"><text:span text:style-name="T50">Background to the Requirement</text:span><text:span text:style-name="T51"><text:tab/>4</text:span></text:a></text:p>
          <text:p text:style-name="P52"><text:a xlink:href="#_Toc111479750" office:target-frame-name="_top" xlink:show="replace"><text:span text:style-name="T53">General</text:span><text:span text:style-name="T54"><text:tab/>4</text:span></text:a></text:p>
          <text:p text:style-name="P55"><text:a xlink:href="#_Toc111479751" office:target-frame-name="_top" xlink:show="replace"><text:span text:style-name="T56">Location of Work</text:span><text:span text:style-name="T57"><text:tab/>4</text:span></text:a></text:p>
          <text:p text:style-name="P58"><text:a xlink:href="#_Toc111479752" office:target-frame-name="_top" xlink:show="replace"><text:span text:style-name="T59">Information Required</text:span><text:span text:style-name="T60"><text:tab/>4</text:span></text:a></text:p>
          <text:p text:style-name="P61"><text:a xlink:href="#_Toc111479753" office:target-frame-name="_top" xlink:show="replace"><text:span text:style-name="T62">Timelines for RfI</text:span><text:span text:style-name="T63"><text:tab/>5</text:span></text:a></text:p>
          <text:p text:style-name="P64"><text:a xlink:href="#_Toc111479754" office:target-frame-name="_top" xlink:show="replace"><text:span text:style-name="T65">When and how to ask clarification questions</text:span><text:span text:style-name="T66"><text:tab/>5</text:span></text:a></text:p>
          <text:p text:style-name="P67"><text:a xlink:href="#_Toc111479755" office:target-frame-name="_top" xlink:show="replace"><text:span text:style-name="T68">Other</text:span><text:span text:style-name="T69"><text:tab/>6</text:span></text:a></text:p>
          <text:p text:style-name="P70"><text:a xlink:href="#_Toc111479756" office:target-frame-name="_top" xlink:show="replace"><text:span text:style-name="T71">RfI Costs</text:span><text:span text:style-name="T72"><text:tab/>6</text:span></text:a></text:p>
          <text:p text:style-name="P73"><text:a xlink:href="#_Toc111479757" office:target-frame-name="_top" xlink:show="replace"><text:span text:style-name="T74">Right To Cancel Or Vary This RfI</text:span><text:span text:style-name="T75"><text:tab/>6</text:span></text:a></text:p>
          <text:p text:style-name="P76"><text:a xlink:href="#_Toc111479758" office:target-frame-name="_top" xlink:show="replace"><text:span text:style-name="T77">Right to confirm or request updated RfI</text:span><text:span text:style-name="T78"><text:tab/>6</text:span></text:a></text:p>
          <text:p text:style-name="P79"><text:a xlink:href="#_Toc111479759" office:target-frame-name="_top" xlink:show="replace"><text:span text:style-name="T80">Conduct – Specific obligations</text:span><text:span text:style-name="T81"><text:tab/>6</text:span></text:a></text:p>
          <text:p text:style-name="P82"><text:a xlink:href="#_Toc111479760" office:target-frame-name="_top" xlink:show="replace"><text:span text:style-name="T83">Notices to organisations</text:span><text:span text:style-name="T84"><text:tab/>6</text:span></text:a></text:p>
          <text:p text:style-name="P85"><text:a xlink:href="#_Toc111479761" office:target-frame-name="_top" xlink:show="replace"><text:span text:style-name="T86">Confidentiality</text:span><text:span text:style-name="T87"><text:tab/>7</text:span></text:a></text:p>
          <text:p text:style-name="P88"><text:a xlink:href="#_Toc111479762" office:target-frame-name="_top" xlink:show="replace"><text:span text:style-name="T89">Appendix - Glossary</text:span><text:span text:style-name="T90"><text:tab/>8</text:span></text:a></text:p>
        </text:index-body>
      </text:table-of-content>
      <text:p text:style-name="Normal"/>
      <text:p text:style-name="P91"/>
      <text:p text:style-name="P92"/>
      <text:h text:style-name="Heading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FO1" text:continue-numbering="true">
        <text:list-item>
          <text:p text:style-name="P93"><text:span text:style-name="T94">When we use ‘we’, ‘us’ or ‘our’ we mean<text:s/></text:span><text:span text:style-name="T95">«Insert Name of Buyer»</text:span><text:span text:style-name="T96"><text:s/></text:span><text:span text:style-name="T97">(the ‘Buyer')</text:span></text:p>
        </text:list-item>
        <text:list-item>
          <text:p text:style-name="P98"><text:span text:style-name="T99">When we use ‘Buyer’ we mean the specific department/organisation who are</text:span><text:span text:style-name="T100"><text:s/>requesting information on the ability to provide the proposed goods/services</text:span></text:p>
        </text:list-item>
        <text:list-item>
          <text:p text:style-name="P101"><text:span text:style-name="T102">When we use ‘you’ or ‘your’ we mean your organisation, or the organisation you represent, in completing this Request for Information (RfI)</text:span></text:p>
        </text:list-item>
        <text:list-item>
          <text:p text:style-name="P103"><text:span text:style-name="T104">The Public Contracts Regulations 2015 (</text:span><text:span text:style-name="T105">“the Regulations”) regulate how we procure. This means that we and you have to follow processes that are fair, transparent and equitable for all bidders</text:span></text:p>
        </text:list-item>
      </text:list>
      <text:p text:style-name="Normal"/>
      <text:h text:style-name="Heading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FO2" text:continue-numbering="true">
        <text:list-item>
          <text:p text:style-name="P106"><text:span text:style-name="T107">The Buyer requires information on the ability to provide the products and services specified</text:span><text:span text:style-name="T108"><text:s/>in the section Information Required</text:span></text:p>
        </text:list-item>
        <text:list-item>
          <text:p text:style-name="P109"><text:span text:style-name="T110">This Request for Information (RfI) is used to gain a better understanding of the types and availability of products and services, as well as the commercial terms on which to acquire them</text:span></text:p>
        </text:list-item>
        <text:list-item>
          <text:p text:style-name="P111"><text:span text:style-name="T112">You are asked to advise if your<text:s/></text:span><text:span text:style-name="T113">organisation would be interested in bidding for this opportunity as part of your response to the RfI</text:span></text:p>
        </text:list-item>
        <text:list-item>
          <text:p text:style-name="P114"><text:span text:style-name="T115">If you are not interested, it is requested that a reason be submitted as this is valuable feedback for the Buyer to consider</text:span></text:p>
        </text:list-item>
        <text:list-item>
          <text:p text:style-name="P116"><text:span text:style-name="T117">You are requested to attach yo</text:span><text:span text:style-name="T118">ur response to this project<text:s/></text:span><text:span text:style-name="T119">«Insert Event id»</text:span><text:span text:style-name="T120"><text:s/>in Crown Commercial Services' eSourcing platform</text:span></text:p>
        </text:list-item>
        <text:list-item>
          <text:p text:style-name="P121"><text:span text:style-name="T122">The Buyer has not specified a format for the detailed response as this can limit creativity and make it difficult to understand. <text:s/>You are therefore freely availa</text:span><text:span text:style-name="T123">ble to present information in your desired format</text:span></text:p>
        </text:list-item>
      </text:list>
      <text:p text:style-name="Normal"/>
      <text:p text:style-name="P124"/>
      <text:h text:style-name="Heading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2" text:outline-level="2"><text:bookmark-start text:name="_Toc92688241"/><text:bookmark-start text:name="_Toc111478873"/><text:bookmark-start text:name="_Toc111479750"/>General<text:bookmark-end text:name="_Toc92688241"/><text:bookmark-end text:name="_Toc111478873"/><text:bookmark-end text:name="_Toc111479750"/></text:h>
      <text:p text:style-name="P125"><text:span text:style-name="T126">«Insert Background Statement»</text:span></text:p>
      <text:p text:style-name="ListParagraph"/>
      <text:h text:style-name="Heading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27">The work will be performed from:</text:p>
      <text:list text:style-name="LFO3" text:continue-numbering="true">
        <text:list-item>
          <text:p text:style-name="P128"><text:span text:style-name="T129">«Insert Locations #1 to #n»</text:span></text:p>
        </text:list-item>
      </text:list>
      <text:h text:style-name="P130" text:outline-level="1"><text:bookmark-start text:name="_Toc92688244"/></text:h>
      <text:h text:style-name="Heading1" text:outline-level="1"><text:bookmark-start text:name="_Toc111478875"/><text:bookmark-start text:name="_Toc111479752"/>Information Required<text:bookmark-end text:name="_Toc92688244"/><text:bookmark-end text:name="_Toc111478875"/><text:bookmark-end text:name="_Toc111479752"/></text:h>
      <text:p text:style-name="P131">The Buyer requires you to submit responses to the information requests below:</text:p>
      <text:list text:style-name="LFO4" text:continue-numbering="true">
        <text:list-item>
          <text:p text:style-name="P132"><text:span text:style-name="T133">«Insert Information required #1 of n (max 20)»</text:span></text:p>
        </text:list-item>
      </text:list>
      <text:p text:style-name="P134"/>
      <text:h text:style-name="Heading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135">These are our intended timelines. <text:s/>We will inform you if and when timelines change. <text:s/>Please see the below for the RfI’s timelines:</text:p>
      <table:table table:style-name="Table136">
        <table:table-columns>
          <table:table-column table:style-name="TableColumn137"/>
          <table:table-column table:style-name="TableColumn138"/>
        </table:table-columns>
        <table:table-row table:style-name="TableRow139">
          <table:table-cell table:style-name="TableCell140">
            <text:p text:style-name="P141">Time / Date</text:p>
          </table:table-cell>
          <table:table-cell table:style-name="TableCell142">
            <text:p text:style-name="P143">Activity</text:p>
          </table:table-cell>
        </table:table-row>
        <table:table-row table:style-name="TableRow144">
          <table:table-cell table:style-name="TableCell145">
            <text:p text:style-name="P146"><text:span text:style-name="T147">«Insert Current Date, Month, Year»</text:span></text:p>
          </table:table-cell>
          <table:table-cell table:style-name="TableCell148">
            <text:p text:style-name="P149">Date on which the RfI was published</text:p>
          </table:table-cell>
        </table:table-row>
        <table:table-row table:style-name="TableRow150">
          <table:table-cell table:style-name="TableCell151">
            <text:p text:style-name="P152"><text:span text:style-name="T153">«Insert Time, Date, Month, Year of #1»</text:span></text:p>
          </table:table-cell>
          <table:table-cell table:style-name="TableCell154">
            <text:p text:style-name="P155">Clarification period ends</text:p>
          </table:table-cell>
        </table:table-row>
        <table:table-row table:style-name="TableRow156">
          <table:table-cell table:style-name="TableCell157">
            <text:p text:style-name="P158"><text:span text:style-name="T159">«Insert Time, Date, Month, Year of #2»</text:span></text:p>
          </table:table-cell>
          <table:table-cell table:style-name="TableCell160">
            <text:p text:style-name="P161">Deadline for the publication of responses to RfI Clarification questions</text:p>
          </table:table-cell>
        </table:table-row>
        <table:table-row table:style-name="TableRow162">
          <table:table-cell table:style-name="TableCell163">
            <text:p text:style-name="P164"><text:span text:style-name="T165">«Insert Time, Date, Month, Year of #3»</text:span></text:p>
          </table:table-cell>
          <table:table-cell table:style-name="TableCell166">
            <text:p text:style-name="P167">Deadline for submission of a RfI Responses</text:p>
          </table:table-cell>
        </table:table-row>
        <table:table-row table:style-name="TableRow168">
          <table:table-cell table:style-name="TableCell169">
            <text:p text:style-name="P170"><text:span text:style-name="T171">«Insert Time, Date, Month, Year of #4»</text:span></text:p>
          </table:table-cell>
          <table:table-cell table:style-name="TableCell172">
            <text:p text:style-name="P173">Confirm the next steps to Suppliers</text:p>
          </table:table-cell>
        </table:table-row>
      </table:table>
      <text:p text:style-name="Normal"/>
      <text:h text:style-name="Heading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FO5" text:continue-numbering="true">
        <text:list-item>
          <text:p text:style-name="P174"><text:span text:style-name="T175">We hope everything is clear after you’ve read<text:s/></text:span><text:span text:style-name="T176">this RfI document</text:span></text:p>
        </text:list-item>
        <text:list-item>
          <text:p text:style-name="P177"><text:span text:style-name="T178">If you have any questions, you need to ask them as soon as possible after the RfI is published. <text:s/>This is because we have a set deadline for submitting questions – the clarifications questions deadline (Refer to ‘Timelines for RfI’ above).</text:span><text:span text:style-name="T179"><text:s text:c="2"/>This gives you the chance to check that you understand everything before you submit your response</text:span></text:p>
        </text:list-item>
        <text:list-item>
          <text:p text:style-name="P180"><text:span text:style-name="T181">You need to send your questions through the eSourcing Suite. <text:s/>This is the only way we can communicate with organisations. <text:s/>Try to ensure your question is sp</text:span><text:span text:style-name="T182">ecific and clear. <text:s/>Do not include your identity in the question. <text:s/>This is because we publish all the questions and our responses to all organisations invited</text:span></text:p>
        </text:list-item>
        <text:list-item>
          <text:p text:style-name="P183"><text:span text:style-name="T184">Responses will be published via the messaging system to all organisations who have registered thei</text:span><text:span text:style-name="T185">r interest via the e-Sourcing Suite</text:span></text:p>
        </text:list-item>
        <text:list-item>
          <text:p text:style-name="P186"><text:span text:style-name="T187">If you feel that a particular question should not be published, you must tell us why when you ask the question. <text:s/>We will decide whether or not to publish the question and response</text:span></text:p>
        </text:list-item>
        <text:list-item>
          <text:p text:style-name="P188"><text:span text:style-name="T189">The Buyer will not enter into exclusive<text:s/></text:span><text:span text:style-name="T190">discussions regarding the requirements of this RfI with any organisation who have expressed an interest</text:span></text:p>
        </text:list-item>
      </text:list>
      <text:p text:style-name="P191"/>
      <text:h text:style-name="Heading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2" text:outline-level="2"><text:bookmark-start text:name="_Toc92688248"/><text:bookmark-start text:name="_Toc111478879"/><text:bookmark-start text:name="_Toc111479756"/><text:span text:style-name="T192">RfI Costs</text:span><text:bookmark-end text:name="_Toc92688248"/><text:bookmark-end text:name="_Toc111478879"/><text:bookmark-end text:name="_Toc111479756"/></text:h>
      <text:p text:style-name="P193">The Buyer will not reimburse any costs incurred in connection with the preparation and / or submission of the supplier RfI response.</text:p>
      <text:p text:style-name="Normal"/>
      <text:h text:style-name="Heading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94">The Buyer reserves the right to:</text:p>
      <text:list text:style-name="LFO6" text:continue-numbering="true">
        <text:list-item>
          <text:p text:style-name="P195">Change the basis of or the procedures for this RfI at any time; Amend, clarify, add to or withdraw all or any part of the RfI at any time, including varying any timetable or deadlines set out<text:s/>in the RfI; and:</text:p>
        </text:list-item>
        <text:list-item>
          <text:p text:style-name="P196">Cancel all or part of this RfI at any stage and at any time</text:p>
        </text:list-item>
      </text:list>
      <text:p text:style-name="Normal"/>
      <text:h text:style-name="Heading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FO7" text:continue-numbering="true">
        <text:list-item>
          <text:p text:style-name="P197"><text:span text:style-name="T198">The Buyer reserves the right to require organisations to confirm that their RfI response remains accurate at all stages of the RfI proces</text:span><text:span text:style-name="T199">s and/or to request updated Information</text:span></text:p>
        </text:list-item>
        <text:list-item>
          <text:p text:style-name="P200"><text:span text:style-name="T201">The Buyer also reserves the right to specify additional standards or requirements according to their particular requirements</text:span></text:p>
        </text:list-item>
      </text:list>
      <text:p text:style-name="Normal"/>
      <text:h text:style-name="Heading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202">You must not directly or indirectly canvass any Minister,<text:s/>officer, public sector employee, member or agent regarding this RfI or attempt to obtain any information from the same regarding this RfI (except where and as permitted by the RfI). Any attempt by the organisation to do so may result in the organisation’s<text:s/>disqualification from this RfI.</text:p>
      <text:p text:style-name="Normal"/>
      <text:h text:style-name="Heading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FO8" text:continue-numbering="true">
        <text:list-item>
          <text:p text:style-name="P203"><text:span text:style-name="T204">This RfI and any related documents referred to have been prepared by the Buyer</text:span><text:span text:style-name="T205"><text:s/>to gather information</text:span></text:p>
        </text:list-item>
        <text:list-item>
          <text:p text:style-name="P206">Whilst prepared in good faith, the RfI documents are intended only as a preliminary background<text:s/>explanation of the Buyer’s activities and plans. Therefore, it is not intended to form the basis of any decision on whether to enter into any contractual relationship with the Buyer</text:p>
        </text:list-item>
        <text:list-item>
          <text:p text:style-name="P207">The RfI documents do not purport to be all inclusive or to contain all of<text:s/>the information that organisations may require</text:p>
        </text:list-item>
        <text:list-item>
          <text:p text:style-name="P208">Neither the Buyer or their advisors, (included but not limited to) the directors, officers, partners, employees, other staff, agents or advisers of any such body or person:</text:p>
          <text:list text:continue-numbering="true">
            <text:list-item>
              <text:p text:style-name="P209">Makes any representation or warranty<text:s/>(express or implied) as to the accuracy, reasonableness or completeness of the RfI documents;</text:p>
            </text:list-item>
            <text:list-item>
              <text:p text:style-name="P210">Accepts any responsibility for the information contained in the RfI documents or for its fairness, accuracy or completeness; or</text:p>
            </text:list-item>
            <text:list-item>
              <text:p text:style-name="P211">Shall be liable for any loss or damage (other than in respect of fraudulent misrepresentation) arising as a result of reliance on such information or any subsequent communication</text:p>
            </text:list-item>
          </text:list>
        </text:list-item>
        <text:list-item>
          <text:p text:style-name="P212">Nothing in the RfI documents is, or should be, relied upon as a promise or a representation as to the Buyer's<text:s/>ultimate decisions in relation to the RfI</text:p>
        </text:list-item>
        <text:list-item>
          <text:p text:style-name="P213">The publication of the RfI documents in no way commits the Buyer to award any contract</text:p>
        </text:list-item>
      </text:list>
      <text:p text:style-name="Normal"/>
      <text:h text:style-name="Heading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FO9" text:continue-numbering="true">
        <text:list-item>
          <text:p text:style-name="P214">The contents of the RfI are being made available by the Buyer on the conditions that the Supplier:</text:p>
          <text:list text:continue-numbering="true">
            <text:list-item>
              <text:p text:style-name="P215">Treats the<text:s/>RfI as confidential at all times, unless the information is already in the public domain;</text:p>
            </text:list-item>
            <text:list-item>
              <text:p text:style-name="P216">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17">Only uses the Information for the purposes of preparing a Response (or deciding whether to respond); and</text:p>
            </text:list-item>
            <text:list-item>
              <text:p text:style-name="P218">Does not undertake any promotional or similar activity related to this RfI within any section of the media</text:p>
            </text:list-item>
          </text:list>
        </text:list-item>
        <text:list-item>
          <text:p text:style-name="P219">The Supplier may disclose, distribute or pass any of the Information to its members of its Group of Economic Operators (if acting as a Lead Contact), Sub-Contractors, advisers or to any<text:s/>other person provided that:</text:p>
          <text:list text:continue-numbering="true">
            <text:list-item>
              <text:p text:style-name="P220">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21">It obtains the Buyer’s prior written consent in relation to such disclosure, distribution or passing of Information; or</text:p>
            </text:list-item>
            <text:list-item>
              <text:p text:style-name="P222">The disclosure is made for the sole purpose of obtaining legal advice from external lawyers in relation to this RfI;</text:p>
            </text:list-item>
            <text:list-item>
              <text:p text:style-name="P223">The organisation is legally required to make such a disclosure; or</text:p>
            </text:list-item>
            <text:list-item>
              <text:p text:style-name="P224">The information has been published in accordance with paragraph 14 (Freedom of Information)</text:p>
            </text:list-item>
          </text:list>
        </text:list-item>
        <text:list-item>
          <text:p text:style-name="P225"><text:s/>The Buyer may disclose information submitted by organisations during this RfI to its officers, employees, agents or advisers or other government departments who are stakeholders in this RfI</text:p>
        </text:list-item>
      </text:list>
      <text:h text:style-name="Heading1" text:outline-level="1"><text:bookmark-start text:name="_Toc92688256"/><text:bookmark-start text:name="_Toc111478885"/><text:bookmark-start text:name="_Toc111479762"/>Appendix<text:s/>–<text:s/>Glossary<text:bookmark-end text:name="_Toc92688256"/><text:bookmark-end text:name="_Toc111478885"/><text:bookmark-end text:name="_Toc111479762"/></text:h>
      <text:p text:style-name="Normal"/>
      <table:table table:style-name="Table226">
        <table:table-columns>
          <table:table-column table:style-name="TableColumn227"/>
          <table:table-column table:style-name="TableColumn228"/>
        </table:table-columns>
        <table:table-row table:style-name="TableRow229">
          <table:table-cell table:style-name="TableCell230">
            <text:p text:style-name="P231">Term / Acronym</text:p>
          </table:table-cell>
          <table:table-cell table:style-name="TableCell232">
            <text:p text:style-name="P233">Description</text:p>
          </table:table-cell>
        </table:table-row>
        <table:table-row table:style-name="TableRow234">
          <table:table-cell table:style-name="TableCell235">
            <text:p text:style-name="P236">«Insert Glossary Term Title #1 of n’ (max 20)»</text:p>
          </table:table-cell>
          <table:table-cell table:style-name="TableCell237">
            <text:p text:style-name="P238"><text:span text:style-name="T239">«Insert Glossary Term Description #1 of n<text:s/></text:span><text:span text:style-name="T240">(max 20)»</text:span></text:p>
          </table:table-cell>
        </table:table-row>
        <table:table-row table:style-name="TableRow241">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able:table-cell>
          <table:table-cell table:style-name="TableCell259">
            <text:p text:style-name="P260"/>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style style:name="T4"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5" style:parent-style-name="DefaultParagraphFont" style:family="text">
      <style:text-properties style:font-name="Arial" style:font-name-complex="Arial" fo:font-size="10pt" style:font-size-asian="10pt"/>
    </style:style>
    <style:style style:name="T6" style:parent-style-name="DefaultParagraphFont" style:family="text">
      <style:text-properties style:font-name="Arial" style:font-name-complex="Arial" fo:font-size="10pt" style:font-size-asian="10pt"/>
    </style:style>
    <style:style style:name="T7"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8" style:parent-style-name="DefaultParagraphFont" style:family="text">
      <style:text-properties style:font-name="Arial" style:font-name-complex="Arial" fo:font-size="10pt" style:font-size-asian="10pt"/>
    </style:style>
    <style:style style:name="T9" style:parent-style-name="DefaultParagraphFont" style:family="text">
      <style:text-properties style:font-name="Arial" style:font-name-complex="Arial" style:font-weight-complex="bold" fo:color="#0000CC" fo:font-size="10pt" style:font-size-asian="10pt" style:font-size-complex="12.5pt"/>
    </style:style>
    <style:style style:name="T10" style:parent-style-name="DefaultParagraphFont" style:family="text">
      <style:text-properties style:font-name="Arial" style:font-name-complex="Arial" fo:font-size="10pt" style:font-size-asian="10pt"/>
    </style:style>
    <style:style style:name="T11"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2" style:parent-style-name="DefaultParagraphFont" style:family="text">
      <style:text-properties style:font-name="Arial" style:font-name-complex="Arial" fo:font-size="10pt" style:font-size-asian="10pt"/>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5" style:parent-style-name="DefaultParagraphFont" style:family="text">
      <style:text-properties style:font-name="Arial" style:font-name-complex="Arial" fo:font-size="10pt" style:font-size-asian="10pt"/>
    </style:style>
    <style:style style:name="T16" style:parent-style-name="DefaultParagraphFont" style:family="text">
      <style:text-properties style:font-name="Arial" style:font-name-complex="Arial" style:font-weight-complex="bold" fo:color="#0000CC" fo:font-size="10pt" style:font-size-asian="10pt" style:font-size-complex="12.5pt"/>
    </style:style>
  </office:automatic-styles>
  <office:master-styles>
    <style:master-page style:name="MP0" style:page-layout-name="PL0">
      <style:footer>
        <text:p text:style-name="P2"><text:page-number text:fixed="false">2</text:page-number></text:p>
        <text:p text:style-name="Footer"><text:span text:style-name="T3">Request for Information<text:s/></text:span><text:span text:style-name="T4">«version»</text:span><text:span text:style-name="T5"><text:tab/></text:span><text:span text:style-name="T6"><text:tab/></text:span><text:span text:style-name="T7">«System Document Publish date»</text:span></text:p>
        <text:p text:style-name="Footer"><text:span text:style-name="T8">Ref:<text:s/></text:span><text:span text:style-name="T9">«Insert Event id»</text:span></text:p>
      </style:footer>
    </style:master-page>
    <style:master-page style:next-style-name="MP0" style:name="MPF0" style:page-layout-name="PL0">
      <style:footer>
        <text:p text:style-name="Footer"><text:span text:style-name="T10">Request for Information<text:s/></text:span><text:span text:style-name="T11">«version»</text:span><text:span text:style-name="T12"><text:tab/></text:span><text:span text:style-name="T13"><text:tab/></text:span><text:span text:style-name="T14">«System Document Publish date»</text:span></text:p>
        <text:p text:style-name="Footer"><text:span text:style-name="T15">Ref:<text:s/></text:span><text:span text:style-name="T16">«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8-15T16:59:00Z</meta:creation-date>
    <dc:date>2022-08-18T15:27:00Z</dc:date>
    <meta:template xlink:href="Normal" xlink:type="simple"/>
    <meta:editing-cycles>12</meta:editing-cycles>
    <meta:editing-duration>PT1560S</meta:editing-duration>
    <meta:document-statistic meta:page-count="8" meta:paragraph-count="18" meta:word-count="1403" meta:character-count="9383" meta:row-count="66" meta:non-whitespace-character-count="7998"/>
  </office:meta>
</office:document-meta>
</file>